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0580000001F5DE9F6E5.png" manifest:media-type=""/>
  <manifest:file-entry manifest:full-path="Pictures/1000020100000614000001F63A1865AC.png" manifest:media-type=""/>
  <manifest:file-entry manifest:full-path="Pictures/100002010000052B00000329FEA1448E.png" manifest:media-type=""/>
  <manifest:file-entry manifest:full-path="Pictures/10000000000003B2000002ADCB825602.png" manifest:media-type=""/>
  <manifest:file-entry manifest:full-path="Pictures/10000000000003EC000001DEF2CC29E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0.6cm" fo:margin-right="0cm" fo:text-indent="0cm"/>
      <style:text-properties fo:font-family="'Bitstream Vera Serif'" style:font-family-generic="roman" style:font-pitch="variable"/>
    </style:style>
    <style:style style:name="P9" style:family="paragraph">
      <style:text-properties fo:font-family="'Bitstream Vera Serif'" style:font-family-generic="roman" style:font-pitch="variable" fo:font-size="20pt"/>
    </style:style>
    <style:style style:name="P10" style:family="paragraph">
      <style:paragraph-properties fo:margin-left="0cm" fo:margin-right="0cm" fo:text-indent="0cm"/>
    </style:style>
    <style:style style:name="P11"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14" style:family="paragraph">
      <style:paragraph-properties fo:margin-left="0cm" fo:margin-right="0cm" fo:text-indent="0cm"/>
      <style:text-properties fo:color="#ffffff" fo:font-family="Bitter" style:font-pitch="variable" fo:font-size="16pt" style:font-size-asian="16pt" style:font-size-complex="16pt"/>
    </style:style>
    <style:style style:name="P15" style:family="paragraph">
      <style:paragraph-properties fo:margin-left="0.6cm" fo:margin-right="0cm" fo:text-indent="0cm"/>
      <style:text-properties fo:font-family="'Bitstream Vera Serif'" style:font-family-generic="roman" style:font-pitch="variable" fo:font-size="20pt"/>
    </style:style>
    <style:style style:name="P16"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7" style:family="paragraph">
      <style:paragraph-properties fo:margin-left="0cm" fo:margin-right="0cm" fo:text-indent="0cm"/>
      <style:text-properties fo:color="#000000" fo:font-family="Bitter" style:font-pitch="variable" fo:font-size="16pt" style:font-size-asian="16pt" style:font-size-complex="16pt"/>
    </style:style>
    <style:style style:name="P18" style:family="paragraph">
      <style:text-properties fo:font-family="'Bitstream Vera Serif'" style:font-family-generic="roman" style:font-pitch="variable"/>
    </style:style>
    <style:style style:name="P19"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0" style:family="paragraph">
      <style:paragraph-properties fo:margin-left="0cm" fo:margin-right="0cm" fo:text-indent="0cm"/>
      <style:text-properties fo:color="#ffffff" fo:font-family="'Bitstream Charter'" style:font-family-generic="roman" style:font-pitch="variable" fo:font-size="18pt"/>
    </style:style>
    <style:style style:name="P21" style:family="paragraph">
      <style:paragraph-properties fo:margin-left="0cm" fo:margin-right="0cm" fo:text-align="center"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2" style:family="paragraph">
      <style:paragraph-properties fo:margin-left="0cm" fo:margin-right="0cm" fo:text-align="end" fo:text-indent="0cm"/>
    </style:style>
    <style:style style:name="P23" style:family="paragraph">
      <style:paragraph-properties fo:margin-left="0cm" fo:margin-right="0cm" fo:text-align="start"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24" style:family="paragraph">
      <style:paragraph-properties fo:margin-left="0cm" fo:margin-right="0cm"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25" style:family="paragraph">
      <style:paragraph-properties fo:margin-left="0cm" fo:margin-right="0cm"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26" style:family="paragraph">
      <style:paragraph-properties fo:margin-left="0cm" fo:margin-right="0cm"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27" style:family="paragraph">
      <style:paragraph-properties fo:margin-left="0cm" fo:margin-right="0cm" fo:text-indent="0cm"/>
      <style:text-properties fo:color="#000000" fo:font-family="Bitter" style:font-pitch="variable" fo:font-size="60pt" fo:text-shadow="none" fo:font-weight="normal" style:font-size-asian="60pt" style:font-weight-asian="normal" style:font-size-complex="60pt" style:font-weight-complex="normal"/>
    </style:style>
    <style:style style:name="P28" style:family="paragraph">
      <style:paragraph-properties fo:margin-left="0cm" fo:margin-right="0cm" fo:text-align="center"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29" style:family="paragraph">
      <style:paragraph-properties fo:margin-left="0cm" fo:margin-right="0cm" fo:text-align="center" fo:text-indent="0cm"/>
      <style:text-properties fo:color="#ffff00" fo:font-family="'Bitstream Charter'" style:font-family-generic="roman" style:font-pitch="variable" fo:font-size="32pt" fo:font-weight="bold" style:font-size-asian="32pt" style:font-size-complex="32pt"/>
    </style:style>
    <style:style style:name="P30" style:family="paragraph">
      <style:paragraph-properties fo:margin-left="0.6cm" fo:margin-right="0cm" fo:text-indent="0cm"/>
      <style:text-properties fo:font-size="20pt"/>
    </style:style>
    <style:style style:name="P31" style:family="paragraph">
      <style:text-properties fo:font-family="Bitter" style:font-pitch="variable" fo:font-size="22pt" style:font-size-asian="22pt" style:font-size-complex="22pt"/>
    </style:style>
    <style:style style:name="P32" style:family="paragraph">
      <style:text-properties fo:font-size="20pt"/>
    </style:style>
    <style:style style:name="P33" style:family="paragraph">
      <style:paragraph-properties fo:margin-left="0cm" fo:margin-right="0cm" fo:text-align="center"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34" style:family="paragraph">
      <style:paragraph-properties fo:margin-left="0.6cm" fo:margin-right="0cm" fo:text-indent="0cm"/>
      <style:text-properties fo:font-family="'Bitstream Vera Serif'" style:font-family-generic="roman" style:font-pitch="variable" fo:font-size="18pt" style:font-size-asian="18pt" style:font-size-complex="18pt"/>
    </style:style>
    <style:style style:name="P35" style:family="paragraph">
      <style:paragraph-properties fo:margin-left="0cm" fo:margin-right="0cm" fo:text-align="start" fo:text-indent="0cm"/>
      <style:text-properties fo:color="#000000" fo:font-family="'Droid Serif'" style:font-family-generic="roman" style:font-pitch="variable" fo:font-size="40pt" fo:text-shadow="none" fo:font-weight="normal" style:font-size-asian="40pt" style:font-weight-asian="normal" style:font-size-complex="40pt" style:font-weight-complex="normal"/>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ff"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40pt" fo:font-weight="normal" style:font-size-asian="40pt" style:font-weight-asian="normal" style:font-size-complex="40pt" style:font-weight-complex="normal"/>
    </style:style>
    <style:style style:name="T4" style:family="text">
      <style:text-properties fo:font-family="'Bitstream Vera Serif'" style:font-family-generic="roman" style:font-pitch="variable"/>
    </style:style>
    <style:style style:name="T5" style:family="text">
      <style:text-properties fo:font-family="'Bitstream Vera Serif'" style:font-family-generic="roman" style:font-pitch="variable" fo:font-size="20pt"/>
    </style:style>
    <style:style style:name="T6" style:family="text">
      <style:text-properties fo:color="#ffffff" fo:font-family="Bitter" style:font-pitch="variable" fo:font-size="60pt" fo:font-weight="normal" style:font-size-asian="60pt" style:font-weight-asian="normal" style:font-size-complex="60pt" style:font-weight-complex="normal"/>
    </style:style>
    <style:style style:name="T7" style:family="text">
      <style:text-properties fo:color="#ffffff" fo:font-family="Bitter" style:font-pitch="variable" fo:font-size="40pt" fo:font-weight="normal" style:font-weight-asian="normal" style:font-weight-complex="normal"/>
    </style:style>
    <style:style style:name="T8" style:family="text">
      <style:text-properties fo:color="#ffffff" fo:font-family="Bitter" style:font-pitch="variable" fo:font-size="16pt" style:font-size-asian="16pt" style:font-size-complex="16pt"/>
    </style:style>
    <style:style style:name="T9" style:family="text">
      <style:text-properties fo:color="#000000" fo:font-family="Bitter" style:font-pitch="variable" fo:font-size="80pt" fo:font-weight="normal" style:font-size-asian="80pt" style:font-weight-asian="normal" style:font-size-complex="80pt" style:font-weight-complex="normal"/>
    </style:style>
    <style:style style:name="T10" style:family="text">
      <style:text-properties fo:color="#000000" fo:font-family="Bitter" style:font-pitch="variable" fo:font-size="16pt" style:font-size-asian="16pt" style:font-size-complex="16pt"/>
    </style:style>
    <style:style style:name="T11"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2" style:family="text">
      <style:text-properties fo:color="#ffffff" fo:font-family="'Bitstream Charter'" style:font-family-generic="roman" style:font-pitch="variable" fo:font-size="18pt"/>
    </style:style>
    <style:style style:name="T13" style:family="text">
      <style:text-properties fo:color="#000000" fo:font-family="Bitter" style:font-pitch="variable" fo:font-size="44pt" fo:text-shadow="none" fo:font-weight="normal" style:font-size-asian="44pt" style:font-weight-asian="normal" style:font-size-complex="44pt" style:font-weight-complex="normal"/>
    </style:style>
    <style:style style:name="T14" style:family="text">
      <style:text-properties fo:color="#000000" fo:font-family="Bitter" style:font-pitch="variable" fo:font-size="32pt" fo:text-shadow="none" fo:font-weight="normal" style:font-size-asian="32pt" style:font-weight-asian="normal" style:font-size-complex="32pt" style:font-weight-complex="normal"/>
    </style:style>
    <style:style style:name="T15" style:family="text">
      <style:text-properties fo:font-size="20pt"/>
    </style:style>
    <style:style style:name="T16" style:family="text">
      <style:text-properties fo:color="#000000" fo:font-family="Bitter" style:font-pitch="variable" fo:font-size="48pt" fo:text-shadow="none" fo:font-weight="normal" style:font-size-asian="48pt" style:font-weight-asian="normal" style:font-size-complex="48pt" style:font-weight-complex="normal"/>
    </style:style>
    <style:style style:name="T17" style:family="text">
      <style:text-properties fo:color="#000000" fo:font-family="Bitter" style:font-pitch="variable" fo:font-size="40pt" fo:text-shadow="none" fo:font-weight="normal" style:font-size-asian="40pt" style:font-weight-asian="normal" style:font-size-complex="40pt" style:font-weight-complex="normal"/>
    </style:style>
    <style:style style:name="T18"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19" style:family="text">
      <style:text-properties fo:color="#000000" fo:font-family="Bitter" style:font-pitch="variable" fo:font-size="60pt" fo:text-shadow="none" fo:font-weight="normal" style:font-size-asian="60pt" style:font-weight-asian="normal" style:font-size-complex="60pt" style:font-weight-complex="normal"/>
    </style:style>
    <style:style style:name="T20" style:family="text">
      <style:text-properties fo:color="#000000" fo:font-family="Bitter" style:font-pitch="variable" fo:font-size="66pt" fo:text-shadow="none" fo:font-weight="normal" style:font-size-asian="66pt" style:font-weight-asian="normal" style:font-size-complex="66pt" style:font-weight-complex="normal"/>
    </style:style>
    <style:style style:name="T21" style:family="text">
      <style:text-properties fo:color="#ffff00" fo:font-family="Bitter" style:font-pitch="variable" fo:font-size="32pt" fo:font-weight="normal" style:font-size-asian="32pt" style:font-weight-asian="normal" style:font-size-complex="32pt" style:font-weight-complex="normal"/>
    </style:style>
    <style:style style:name="T22" style:family="text">
      <style:text-properties fo:font-family="Bitter" style:font-pitch="variable" fo:font-size="22pt" style:font-size-asian="22pt" style:font-size-complex="22pt"/>
    </style:style>
    <style:style style:name="T23" style:family="text">
      <style:text-properties fo:font-family="'Bitstream Vera Serif'" style:font-family-generic="roman" style:font-pitch="variable" fo:font-size="18pt" style:font-size-asian="18pt" style:font-size-complex="18pt"/>
    </style:style>
    <style:style style:name="T24" style:family="text">
      <style:text-properties fo:color="#000000" fo:font-family="'Droid Serif'" style:font-family-generic="roman" style:font-pitch="variable" fo:font-size="40pt" fo:text-shadow="none" fo:font-weight="normal" style:font-size-asian="40pt" style:font-weight-asian="normal" style:font-size-complex="40pt" style:font-weight-complex="normal"/>
    </style:style>
    <style:style style:name="T25" style:family="text">
      <style:text-properties fo:color="#000000" fo:font-family="'Droid Serif'" style:font-family-generic="roman" style:font-pitch="variable" fo:font-size="32pt" fo:text-shadow="none" fo:font-weight="normal" style:font-size-asian="32pt" style:font-weight-asian="normal" style:font-size-complex="3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13.783cm" svg:x="0cm" svg:y="0cm">
          <draw:text-box>
            <text:p text:style-name="P2"><text:span text:style-name="T1">I don't want</text:span></text:p>
            <text:p text:style-name="P2"><text:span text:style-name="T1">your code</text:span></text:p>
            <text:p text:style-name="P2"><text:span text:style-name="T2"/></text:p>
            <text:p text:style-name="P2"><text:span text:style-name="T2">Linux Kernel Maintainers,</text:span></text:p>
            <text:p text:style-name="P2"><text:span text:style-name="T2">why are they so grumpy?</text:span></text:p>
          </draw:text-box>
        </draw:frame>
        <draw:frame draw:style-name="gr3" draw:text-style-name="P5" draw:layer="layout" svg:width="20.408cm" svg:height="3.631cm" svg:x="3.796cm" svg:y="15.37cm">
          <draw:text-box>
            <text:p text:style-name="P4"><text:span text:style-name="T3">Greg Kroah-Hartman</text:span></text:p>
            <text:p text:style-name="P4"><text:span text:style-name="T3">gregkh@linuxfoun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presentation:notes draw:style-name="dp2">
          <draw:page-thumbnail draw:style-name="gr5" draw:layer="layout" svg:width="14.848cm" svg:height="11.135cm" svg:x="3.07cm" svg:y="2.257cm" draw:page-number="1" presentation:class="page"/>
          <draw:frame presentation:style-name="pr1" draw:text-style-name="P8" draw:layer="layout" svg:width="16.79cm" svg:height="13.137cm" svg:x="2.098cm" svg:y="14.107cm" presentation:class="notes" presentation:user-transformed="true">
            <draw:text-box>
              <text:p text:style-name="P7"><text:span text:style-name="T4">Note, this is NOT the final version, please see the github repo for the final version given during my talk. <text:s/>The link is in the last slide, the tag will be Linaro_Hong_Kong_2013</text:span></text:p>
              <text:p text:style-name="P7"><text:span text:style-name="T4"/></text:p>
              <text:p text:style-name="P7"><text:span text:style-name="T4">When I first started writing this talk, it quickly turned into one big long rant. <text:s/>I ended up listing all of the different problems that I had with patches that people had sent me over the past few years.</text:span></text:p>
              <text:p text:style-name="P7"><text:span text:style-name="T4"/></text:p>
              <text:p text:style-name="P7"><text:span text:style-name="T4">While this would have been a very fun and cathartic talk for me, I figured that you all just watching me complain for 30 minutes wouldn't be the most entertaining thing, so I figured I would try to tone it down.</text:span></text:p>
            </draw:text-box>
          </draw:frame>
        </presentation:notes>
      </draw:page>
      <draw:page draw:name="page2" draw:style-name="dp1" draw:master-page-name="Default">
        <office:forms form:automatic-focus="false" form:apply-design-mode="false"/>
        <draw:frame draw:style-name="gr4" draw:text-style-name="P6" draw:layer="layout" svg:width="27.453cm" svg:height="16.786cm" svg:x="0.335cm" svg:y="0.323cm">
          <draw:image xlink:href="Pictures/100002010000052B00000329FEA1448E.png" xlink:type="simple" xlink:show="embed" xlink:actuate="onLoad">
            <text:p/>
          </draw:image>
        </draw:frame>
        <presentation:notes draw:style-name="dp2">
          <draw:page-thumbnail draw:style-name="gr5" draw:layer="layout" svg:width="14.848cm" svg:height="11.135cm" svg:x="3.07cm" svg:y="2.257cm" draw:page-number="2" presentation:class="page"/>
          <draw:frame presentation:style-name="pr2" draw:text-style-name="P9" draw:layer="layout" svg:width="16.79cm" svg:height="14.779cm" svg:x="2.098cm" svg:y="14.107cm" presentation:class="notes" presentation:user-transformed="true">
            <draw:text-box>
              <text:p><text:span text:style-name="T5">Here's a picture of our development model, in a simplified form.</text:span></text:p>
              <text:p><text:span text:style-name="T5"/></text:p>
              <text:p><text:span text:style-name="T5">We have about 3000 different developers. <text:s/>They make a patch, and send it through email to the file/driver maintainer. <text:s/>We have about 700 different maintainers listed in the kernel tree at the moment. <text:s/>That maintainer reviews it, and if they accept it, they forward it on to the subsystem maintainer. <text:s/>We have around 130 different subsystem maintainers at the moment.</text:span></text:p>
              <text:p><text:span text:style-name="T5"/></text:p>
              <text:p><text:span text:style-name="T5">Those maintainers have public kernel trees that all get merged into the linux-next release every day. <text:s/>Then, when the merge window opens up, the subsystem maintainers send their stuff to Linus.</text:span></text:p>
            </draw:text-box>
          </draw:frame>
        </presentation:notes>
      </draw:page>
      <draw:page draw:name="page3"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6" draw:text-style-name="P11" draw:layer="layout" svg:width="19.463cm" svg:height="2.795cm" svg:x="4.267cm" svg:y="0.225cm">
          <draw:text-box>
            <text:p text:style-name="P10"><text:span text:style-name="T6">Top Signed-off-by:</text:span></text:p>
          </draw:text-box>
        </draw:frame>
        <draw:frame draw:style-name="gr6" draw:text-style-name="P13" draw:layer="layout" svg:width="22.943cm" svg:height="17.151cm" svg:x="2.52cm" svg:y="2.66cm">
          <draw:text-box>
            <text:p text:style-name="P12"><text:span text:style-name="T7">Greg Kroah-Hartman</text:span><text:span text:style-name="T7"><text:tab/></text:span><text:span text:style-name="T7"><text:tab/></text:span><text:span text:style-name="T7"><text:tab/></text:span><text:span text:style-name="T7"><text:tab/></text:span><text:span text:style-name="T7">7004</text:span></text:p>
            <text:p text:style-name="P12"><text:span text:style-name="T7">David S. Miller</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3883</text:span></text:p>
            <text:p text:style-name="P12"><text:span text:style-name="T7">Mark Brown</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2450</text:span></text:p>
            <text:p text:style-name="P12"><text:span text:style-name="T7">Mauro Carvalho Chehab</text:span><text:span text:style-name="T7"><text:tab/></text:span><text:span text:style-name="T7"><text:tab/></text:span><text:span text:style-name="T7"><text:tab/></text:span><text:span text:style-name="T7">2436</text:span></text:p>
            <text:p text:style-name="P12"><text:span text:style-name="T7">John Linville</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2213</text:span></text:p>
            <text:p text:style-name="P12"><text:span text:style-name="T7">Linus Torvalds</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2193</text:span></text:p>
            <text:p text:style-name="P12"><text:span text:style-name="T7">Andrew Morton</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1960</text:span></text:p>
            <text:p text:style-name="P12"><text:span text:style-name="T7">H. Hartley Sweeten</text:span><text:span text:style-name="T7"><text:tab/></text:span><text:span text:style-name="T7"><text:tab/></text:span><text:span text:style-name="T7"><text:tab/></text:span><text:span text:style-name="T7"><text:tab/></text:span><text:span text:style-name="T7"><text:tab/></text:span><text:span text:style-name="T7">1450</text:span></text:p>
            <text:p text:style-name="P12"><text:span text:style-name="T7">Daniel Vetter</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1044</text:span></text:p>
            <text:p text:style-name="P12"><text:span text:style-name="T7">Al Viro</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 <text:s/>981</text:span></text:p>
          </draw:text-box>
        </draw:frame>
        <draw:frame draw:style-name="gr6" draw:text-style-name="P14" draw:layer="layout" svg:width="7.902cm" svg:height="0.924cm" svg:x="19.927cm" svg:y="19.585cm">
          <draw:text-box>
            <text:p text:style-name="P10"><text:span text:style-name="T8">Kernel releases 3.4.0 – 3.8.0</text:span></text:p>
          </draw:text-box>
        </draw:frame>
        <presentation:notes draw:style-name="dp2">
          <draw:page-thumbnail draw:style-name="gr5"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 text:style-name="P7"><text:span text:style-name="T5">Greg – driver core, usb, staging</text:span></text:p>
              <text:p text:style-name="P7"><text:span text:style-name="T5">David – networking</text:span></text:p>
              <text:p text:style-name="P7"><text:span text:style-name="T5">Mark – embedded sound</text:span></text:p>
              <text:p text:style-name="P7"><text:span text:style-name="T5">Mauro - v4l</text:span></text:p>
              <text:p text:style-name="P7"><text:span text:style-name="T5">John – wireless networking</text:span></text:p>
              <text:p text:style-name="P7"><text:span text:style-name="T5">Linus - everything</text:span></text:p>
              <text:p text:style-name="P7"><text:span text:style-name="T5">Andrew – everything</text:span></text:p>
              <text:p text:style-name="P7"><text:span text:style-name="T5">Hartley – comedi</text:span></text:p>
              <text:p text:style-name="P7"><text:span text:style-name="T5">Daniel – intel graphics drivers</text:span></text:p>
              <text:p text:style-name="P7"><text:span text:style-name="T5">Al – vfs</text:span></text:p>
              <text:p text:style-name="P7"><text:span text:style-name="T5"/></text:p>
            </draw:text-box>
          </draw:frame>
        </presentation:notes>
      </draw:page>
      <draw:page draw:name="page4" draw:style-name="dp1" draw:master-page-name="Default">
        <office:forms form:automatic-focus="false" form:apply-design-mode="false"/>
        <draw:frame draw:style-name="gr6" draw:text-style-name="P16" draw:layer="layout" svg:width="23.51cm" svg:height="7.033cm" svg:x="2.387cm" svg:y="1.473cm">
          <draw:text-box>
            <text:p><text:span text:style-name="T9">2,829 developers</text:span></text:p>
            <text:p><text:span text:style-name="T9"><text:s text:c="4"/></text:span><text:span text:style-name="T9">407 companies</text:span></text:p>
          </draw:text-box>
        </draw:frame>
        <draw:frame draw:style-name="gr6" draw:text-style-name="P17" draw:layer="layout" svg:width="7.902cm" svg:height="1.597cm" svg:x="19.534cm" svg:y="19.007cm">
          <draw:text-box>
            <text:p text:style-name="P10"><text:span text:style-name="T10">Kernel releases 3.4.0 – 3.8.0</text:span></text:p>
            <text:p text:style-name="P10"><text:span text:style-name="T10">March 2012 – Feb 2013</text:span></text:p>
          </draw:text-box>
        </draw:frame>
        <presentation:notes draw:style-name="dp2">
          <draw:page-thumbnail draw:style-name="gr5" draw:layer="layout" svg:width="14.848cm" svg:height="11.135cm" svg:x="3.07cm" svg:y="2.257cm" draw:page-number="4" presentation:class="page"/>
          <draw:frame presentation:style-name="pr2" draw:text-style-name="P18" draw:layer="layout" svg:width="16.79cm" svg:height="13.114cm" svg:x="2.098cm" svg:y="14.107cm" presentation:class="notes" presentation:user-transformed="true">
            <draw:text-box>
              <text:p><text:span text:style-name="T4">This makes the Linux kernel the largest contributed body of software out there that has been created..</text:span></text:p>
              <text:p><text:span text:style-name="T4"/></text:p>
              <text:p><text:span text:style-name="T4">This is just the number of companies that we know about, there are more that we do not, and as the responses to our inquiries come in, this number will go up.</text:span></text:p>
            </draw:text-box>
          </draw:frame>
        </presentation:notes>
      </draw:page>
      <draw:page draw:name="page5" draw:style-name="dp1" draw:master-page-name="Default">
        <office:forms form:automatic-focus="false" form:apply-design-mode="false"/>
        <draw:frame draw:style-name="gr6" draw:text-style-name="P19" draw:layer="layout" svg:width="27.583cm" svg:height="3.299cm" svg:x="0.209cm" svg:y="1.27cm">
          <draw:text-box>
            <text:p text:style-name="P10"><text:span text:style-name="T11">6.98 changes per hour</text:span></text:p>
          </draw:text-box>
        </draw:frame>
        <draw:frame draw:style-name="gr7" draw:text-style-name="P20" draw:layer="layout" svg:width="6.818cm" svg:height="0.988cm" svg:x="21.985cm" svg:y="19.622cm">
          <draw:text-box>
            <text:p text:style-name="P10"><text:span text:style-name="T12">2.6.20 to 2.6.24-rc8</text:span></text:p>
          </draw:text-box>
        </draw:frame>
        <draw:frame draw:style-name="gr6" draw:text-style-name="P17" draw:layer="layout" svg:width="7.902cm" svg:height="1.597cm" svg:x="19.534cm" svg:y="19.008cm">
          <draw:text-box>
            <text:p text:style-name="P10"><text:span text:style-name="T10">Kernel releases 3.4.0 – 3.8.0</text:span></text:p>
            <text:p text:style-name="P10"><text:span text:style-name="T10">March 2012 – Feb 2013</text:span></text:p>
          </draw:text-box>
        </draw:frame>
        <presentation:notes draw:style-name="dp2">
          <draw:page-thumbnail draw:style-name="gr5" draw:layer="layout" svg:width="14.848cm" svg:height="11.135cm" svg:x="3.07cm" svg:y="2.257cm" draw:page-number="5" presentation:class="page"/>
          <draw:frame presentation:style-name="pr2" draw:text-style-name="P15" draw:layer="layout" svg:width="16.79cm" svg:height="13.114cm" svg:x="2.098cm" svg:y="14.007cm" presentation:class="notes" presentation:user-transformed="true">
            <draw:text-box>
              <text:p text:style-name="P7"><text:span text:style-name="T5">For that year of development, we went at this rate, 24 hours a day, 7 days a week. <text:s/>This is up from last year, which was at 5.2 or so, so we are increasing, which is scary, right?</text:span></text:p>
            </draw:text-box>
          </draw:frame>
        </presentation:notes>
      </draw:page>
      <draw:page draw:name="page6" draw:style-name="dp1" draw:master-page-name="Default">
        <office:forms form:automatic-focus="false" form:apply-design-mode="false"/>
        <draw:frame draw:style-name="gr6" draw:text-style-name="P21" draw:layer="layout" svg:width="27.206cm" svg:height="9.395cm" svg:x="0.397cm" svg:y="1.27cm">
          <draw:text-box>
            <text:p text:style-name="P4"><text:span text:style-name="T11">7.38 changes per hour</text:span></text:p>
            <text:p text:style-name="P4"><text:span text:style-name="T11"/></text:p>
            <text:p text:style-name="P4"><text:span text:style-name="T11">3.8.0 release</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6" presentation:class="page"/>
          <draw:frame presentation:style-name="pr2" draw:text-style-name="P15" draw:layer="layout" svg:width="16.79cm" svg:height="13.114cm" svg:x="2.098cm" svg:y="14.007cm" presentation:class="notes" presentation:user-transformed="true">
            <draw:text-box>
              <text:p text:style-name="P7"><text:span text:style-name="T5">This past 3.8 release was the fastest we have ever created. <text:s/>That number shows just how well the Linux kernel development model is working. <text:s/>We are growing in developers and in how fast we are developing overall.</text:span></text:p>
              <text:p text:style-name="P7"><text:span text:style-name="T5"/></text:p>
              <text:p text:style-name="P7"><text:span text:style-name="T5">Now this is just the patches we accepted, not all of the patches that have been submitted, lots of patches are rejected, as anyone who has ever tried to submit a patch can attest to.</text:span></text:p>
            </draw:text-box>
          </draw:frame>
        </presentation:notes>
      </draw:page>
      <draw:page draw:name="page7" draw:style-name="dp1" draw:master-page-name="Default">
        <office:forms form:automatic-focus="false" form:apply-design-mode="false"/>
        <draw:frame draw:style-name="gr6" draw:text-style-name="P23" draw:layer="layout" svg:width="23.045cm" svg:height="5.336cm" svg:x="2.478cm" svg:y="0.87cm">
          <draw:text-box>
            <text:p text:style-name="P12"><text:span text:style-name="T13">Maintainers are like editors in</text:span></text:p>
            <text:p text:style-name="P12"><text:span text:style-name="T13">the publishing industry.</text:span></text:p>
            <text:p text:style-name="P22"><text:span text:style-name="T14">– </text:span><text:span text:style-name="T14">David Miller</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7" presentation:class="page"/>
          <draw:frame presentation:style-name="pr2" draw:text-style-name="P15" draw:layer="layout" svg:width="16.79cm" svg:height="14.167cm" svg:x="2.098cm" svg:y="14.007cm" presentation:class="notes" presentation:user-transformed="true">
            <draw:text-box>
              <text:p><text:span text:style-name="T15">So, let's talk about the main problem that people seem to have with Linux kernel maintainers, why are they so grumpy? <text:s/>Hopefully by the end of this talk, you will have an idea of why this always happens, and what you can do to avoid having that anger be directed at you.</text:span></text:p>
              <text:p><text:span text:style-name="T15"/></text:p>
              <text:p><text:span text:style-name="T15">Also, I'm going to cover what you should expect from a good kernel maintainer, so if you are a maintainer, here's something that developers can use to get back at you, and me, as I figure it's only fair.</text:span></text:p>
              <text:p><text:span text:style-name="T15"/></text:p>
              <text:p><text:span text:style-name="T15">I am going to complain a lot in this talk. <text:s/>Please don't get the impression that I don't like doing this type of work. <text:s/>I love it. <text:s/>It's the best job in the world that I've ever had, and I can't think of anything that I would rather be doing.</text:span></text:p>
            </draw:text-box>
          </draw:frame>
        </presentation:notes>
      </draw:page>
      <draw:page draw:name="page8" draw:style-name="dp1" draw:master-page-name="Default">
        <office:forms form:automatic-focus="false" form:apply-design-mode="false"/>
        <draw:frame draw:style-name="gr6" draw:text-style-name="P24" draw:layer="layout" svg:width="21.199cm" svg:height="2.283cm" svg:x="3.401cm" svg:y="1.27cm">
          <draw:text-box>
            <text:p text:style-name="P10"><text:span text:style-name="T16">Subject: [PATCH 48/48] ...</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8" presentation:class="page"/>
          <draw:frame presentation:style-name="pr2" draw:text-style-name="P15" draw:layer="layout" svg:width="16.79cm" svg:height="13.114cm" svg:x="2.098cm" svg:y="14.007cm" presentation:class="notes" presentation:user-transformed="true">
            <draw:text-box>
              <text:p text:style-name="P7"><text:span text:style-name="T5">There were no 47 previous patches sent.</text:span></text:p>
            </draw:text-box>
          </draw:frame>
        </presentation:notes>
      </draw:page>
      <draw:page draw:name="page9" draw:style-name="dp1" draw:master-page-name="Default">
        <draw:frame draw:style-name="gr6" draw:text-style-name="P24" draw:layer="layout" svg:width="25.136cm" svg:height="2.283cm" svg:x="1.432cm" svg:y="1.27cm">
          <draw:text-box>
            <text:p text:style-name="P10"><text:span text:style-name="T16">15 patch series, no order given</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9" presentation:class="page"/>
          <draw:frame presentation:style-name="pr2" draw:text-style-name="P15" draw:layer="layout" svg:width="16.79cm" svg:height="13.114cm" svg:x="2.098cm" svg:y="14.007cm" presentation:class="notes" presentation:user-transformed="true">
            <draw:text-box>
              <text:p text:style-name="P7"><text:span text:style-name="T5">Am I supposed to guess?</text:span></text:p>
            </draw:text-box>
          </draw:frame>
        </presentation:notes>
      </draw:page>
      <draw:page draw:name="page10" draw:style-name="dp1" draw:master-page-name="Default">
        <draw:frame draw:style-name="gr6" draw:text-style-name="P24" draw:layer="layout" svg:width="12.406cm" svg:height="2.283cm" svg:x="7.797cm" svg:y="1.27cm">
          <draw:text-box>
            <text:p text:style-name="P10"><text:span text:style-name="T16">Patches 1, 3-10</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10" presentation:class="page"/>
          <draw:frame presentation:style-name="pr2" draw:text-style-name="P15" draw:layer="layout" svg:width="16.79cm" svg:height="13.114cm" svg:x="2.098cm" svg:y="14.007cm" presentation:class="notes" presentation:user-transformed="true">
            <draw:text-box>
              <text:p text:style-name="P7"><text:span text:style-name="T5">Number 2 never showed up.</text:span></text:p>
            </draw:text-box>
          </draw:frame>
        </presentation:notes>
      </draw:page>
      <draw:page draw:name="page11" draw:style-name="dp1" draw:master-page-name="Default">
        <draw:frame draw:style-name="gr6" draw:text-style-name="P24" draw:layer="layout" svg:width="24.276cm" svg:height="2.283cm" svg:x="1.862cm" svg:y="1.27cm">
          <draw:text-box>
            <text:p text:style-name="P10"><text:span text:style-name="T16">“</text:span><text:span text:style-name="T16">Signed-off-by:” in signature</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11" presentation:class="page"/>
          <draw:frame presentation:style-name="pr2" draw:text-style-name="P15" draw:layer="layout" svg:width="16.79cm" svg:height="13.114cm" svg:x="2.098cm" svg:y="14.007cm" presentation:class="notes" presentation:user-transformed="true">
            <draw:text-box>
              <text:p text:style-name="P7"><text:span text:style-name="T5">This would require me to hand edit the patch before I could apply it.</text:span></text:p>
            </draw:text-box>
          </draw:frame>
        </presentation:notes>
      </draw:page>
      <draw:page draw:name="page12" draw:style-name="dp1" draw:master-page-name="Default">
        <draw:frame draw:style-name="gr6" draw:text-style-name="P25" draw:layer="layout" svg:width="27.9cm" svg:height="1.941cm" svg:x="0.05cm" svg:y="1.27cm">
          <draw:text-box>
            <text:p text:style-name="P10"><text:span text:style-name="T17">Signature saying email was confidential</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12" presentation:class="page"/>
          <draw:frame presentation:style-name="pr2" draw:text-style-name="P15" draw:layer="layout" svg:width="16.79cm" svg:height="13.114cm" svg:x="2.098cm" svg:y="14.007cm" presentation:class="notes" presentation:user-transformed="true">
            <draw:text-box>
              <text:p text:style-name="P7"><text:span text:style-name="T5">That kind of goes against how you are supposed to be sending Linux kernel patches out to the world.</text:span></text:p>
            </draw:text-box>
          </draw:frame>
        </presentation:notes>
      </draw:page>
      <draw:page draw:name="page13" draw:style-name="dp1" draw:master-page-name="Default">
        <draw:frame draw:style-name="gr6" draw:text-style-name="P24" draw:layer="layout" svg:width="24.928cm" svg:height="2.283cm" svg:x="1.536cm" svg:y="1.27cm">
          <draw:text-box>
            <text:p text:style-name="P10"><text:span text:style-name="T16">Tabs were converted to spaces</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13" presentation:class="page"/>
          <draw:frame presentation:style-name="pr2" draw:text-style-name="P15" draw:layer="layout" svg:width="16.79cm" svg:height="13.114cm" svg:x="2.098cm" svg:y="14.007cm" presentation:class="notes" presentation:user-transformed="true">
            <draw:text-box>
              <text:p text:style-name="P7"><text:span text:style-name="T5">This makes applying the patch impossible.</text:span></text:p>
              <text:p text:style-name="P7"><text:span text:style-name="T5"/></text:p>
              <text:p text:style-name="P7"><text:span text:style-name="T5">Exchange does this for you, if you are working for a corporation that has an Exchange server, do what IBM, Intel, and Microsoft have done in order to be able to contribute to Linux kernel development, have a Linux box somewhere in the corner that your developers use as a mail server to send patches out from.</text:span></text:p>
              <text:p text:style-name="P7"><text:span text:style-name="T5"/></text:p>
              <text:p text:style-name="P7"><text:span text:style-name="T5">Huawei is the only company that I know of that successfully sends kernel patches through an Exchange server, which is amazing, I really don't know how they do it.</text:span></text:p>
            </draw:text-box>
          </draw:frame>
        </presentation:notes>
      </draw:page>
      <draw:page draw:name="page14" draw:style-name="dp1" draw:master-page-name="Default">
        <draw:frame draw:style-name="gr6" draw:text-style-name="P24" draw:layer="layout" svg:width="20.306cm" svg:height="2.283cm" svg:x="3.847cm" svg:y="1.27cm">
          <draw:text-box>
            <text:p text:style-name="P10"><text:span text:style-name="T16">Leading spaces removed</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14" presentation:class="page"/>
          <draw:frame presentation:style-name="pr2" draw:text-style-name="P15" draw:layer="layout" svg:width="16.79cm" svg:height="13.114cm" svg:x="2.098cm" svg:y="14.007cm" presentation:class="notes" presentation:user-transformed="true">
            <draw:text-box>
              <text:p text:style-name="P7"><text:span text:style-name="T5">This also makes applying the patch impossible. <text:s/>I end up editing a lot of patches by hand, cursing all the while, just to get them to apply because of broken email servers and clients.</text:span></text:p>
            </draw:text-box>
          </draw:frame>
        </presentation:notes>
      </draw:page>
      <draw:page draw:name="page15" draw:style-name="dp1" draw:master-page-name="Default">
        <draw:frame draw:style-name="gr6" draw:text-style-name="P24" draw:layer="layout" svg:width="22.143cm" svg:height="2.283cm" svg:x="2.929cm" svg:y="1.27cm">
          <draw:text-box>
            <text:p text:style-name="P10"><text:span text:style-name="T16">diff in non-unified format</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15" presentation:class="page"/>
          <draw:frame presentation:style-name="pr2" draw:text-style-name="P15" draw:layer="layout" svg:width="16.79cm" svg:height="13.114cm" svg:x="2.098cm" svg:y="14.007cm" presentation:class="notes" presentation:user-transformed="true">
            <draw:text-box>
              <text:p text:style-name="P7"><text:span text:style-name="T5">I honestly didn't know that diff could still create output in this format anymore, I assumed that as no one ever found it useful, it wasn't used anymore.</text:span></text:p>
            </draw:text-box>
          </draw:frame>
        </presentation:notes>
      </draw:page>
      <draw:page draw:name="page16" draw:style-name="dp1" draw:master-page-name="Default">
        <draw:frame draw:style-name="gr6" draw:text-style-name="P24" draw:layer="layout" svg:width="27.041cm" svg:height="2.283cm" svg:x="0.48cm" svg:y="1.27cm">
          <draw:text-box>
            <text:p text:style-name="P10"><text:span text:style-name="T16">Patch created in driver directory</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16" presentation:class="page"/>
          <draw:frame presentation:style-name="pr2" draw:text-style-name="P15" draw:layer="layout" svg:width="16.79cm" svg:height="13.114cm" svg:x="2.098cm" svg:y="14.007cm" presentation:class="notes" presentation:user-transformed="true">
            <draw:text-box>
              <text:p text:style-name="P7"><text:span text:style-name="T5">Patches need to be created in the root of the kernel source tree, as that's where I have to be in order to apply them properly.</text:span></text:p>
              <text:p text:style-name="P7"><text:span text:style-name="T5"/></text:p>
              <text:p text:style-name="P7"><text:span text:style-name="T5">This seems to happen a lot to first-time patch submitters, it's a very common problem.</text:span></text:p>
              <text:p text:style-name="P7"><text:span text:style-name="T5"/></text:p>
            </draw:text-box>
          </draw:frame>
        </presentation:notes>
      </draw:page>
      <draw:page draw:name="page17" draw:style-name="dp1" draw:master-page-name="Default">
        <draw:frame draw:style-name="gr6" draw:text-style-name="P25" draw:layer="layout" svg:width="26.249cm" svg:height="1.941cm" svg:x="0.876cm" svg:y="1.27cm">
          <draw:text-box>
            <text:p text:style-name="P10"><text:span text:style-name="T17">Patch created in /usr/src/linux-2.6.32</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17" presentation:class="page"/>
          <draw:frame presentation:style-name="pr2" draw:text-style-name="P15" draw:layer="layout" svg:width="16.79cm" svg:height="13.114cm" svg:x="2.098cm" svg:y="14.007cm" presentation:class="notes" presentation:user-transformed="true">
            <draw:text-box>
              <text:p text:style-name="P7"><text:span text:style-name="T5">How many different problems can you see here in just this one example?</text:span></text:p>
              <text:p text:style-name="P7"><text:span text:style-name="T5"/></text:p>
              <text:p text:style-name="P7"><text:span text:style-name="T5">Old and obsolete kernel version, full path to root, developer doing kernel work as root, probably more.</text:span></text:p>
            </draw:text-box>
          </draw:frame>
        </presentation:notes>
      </draw:page>
      <draw:page draw:name="page18" draw:style-name="dp1" draw:master-page-name="Default">
        <draw:frame draw:style-name="gr6" draw:text-style-name="P24" draw:layer="layout" svg:width="22.837cm" svg:height="2.283cm" svg:x="2.582cm" svg:y="1.27cm">
          <draw:text-box>
            <text:p text:style-name="P10"><text:span text:style-name="T16">Made against different tree</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18" presentation:class="page"/>
          <draw:frame presentation:style-name="pr2" draw:text-style-name="P15" draw:layer="layout" svg:width="16.79cm" svg:height="13.114cm" svg:x="2.098cm" svg:y="14.007cm" presentation:class="notes" presentation:user-transformed="true">
            <draw:text-box>
              <text:p text:style-name="P7"><text:span text:style-name="T5">Someone made a patch against the scsi subsystem development tree when sending me a USB patch. <text:s/>Why they thought that was a good idea I have no idea.</text:span></text:p>
            </draw:text-box>
          </draw:frame>
        </presentation:notes>
      </draw:page>
      <draw:page draw:name="page19" draw:style-name="dp1" draw:master-page-name="Default">
        <draw:frame draw:style-name="gr6" draw:text-style-name="P24" draw:layer="layout" svg:width="16.335cm" svg:height="2.283cm" svg:x="5.833cm" svg:y="1.27cm">
          <draw:text-box>
            <text:p text:style-name="P10"><text:span text:style-name="T16">Wrong coding style</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19" presentation:class="page"/>
          <draw:frame presentation:style-name="pr2" draw:text-style-name="P15" draw:layer="layout" svg:width="16.79cm" svg:height="13.114cm" svg:x="2.098cm" svg:y="14.007cm" presentation:class="notes" presentation:user-transformed="true">
            <draw:text-box>
              <text:p text:style-name="P7"><text:span text:style-name="T5">There's no excuse for doing something like this anymore, we have automated tools that fix this up for you.</text:span></text:p>
            </draw:text-box>
          </draw:frame>
        </presentation:notes>
      </draw:page>
      <draw:page draw:name="page20" draw:style-name="dp1" draw:master-page-name="Default">
        <draw:frame draw:style-name="gr6" draw:text-style-name="P24" draw:layer="layout" svg:width="17.355cm" svg:height="4.315cm" svg:x="5.323cm" svg:y="1.27cm">
          <draw:text-box>
            <text:p text:style-name="P10"><text:span text:style-name="T16">Wrong coding style,</text:span></text:p>
            <text:p text:style-name="P10"><text:span text:style-name="T16">and acknowledged it</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20" presentation:class="page"/>
          <draw:frame presentation:style-name="pr2" draw:text-style-name="P15" draw:layer="layout" svg:width="16.79cm" svg:height="13.114cm" svg:x="2.098cm" svg:y="14.007cm" presentation:class="notes" presentation:user-transformed="true">
            <draw:text-box>
              <text:p text:style-name="P7"><text:span text:style-name="T5">At least in this patch, the author knew they were doing something wrong, It's just that they thought they were more important than the 3000 other kernel developers and didn't have to play by the rules of everyone else.</text:span></text:p>
              <text:p text:style-name="P7"><text:span text:style-name="T5"/></text:p>
            </draw:text-box>
          </draw:frame>
        </presentation:notes>
      </draw:page>
      <draw:page draw:name="page21" draw:style-name="dp1" draw:master-page-name="Default">
        <draw:frame draw:style-name="gr6" draw:text-style-name="P24" draw:layer="layout" svg:width="15.971cm" svg:height="2.283cm" svg:x="6.015cm" svg:y="1.27cm">
          <draw:text-box>
            <text:p text:style-name="P10"><text:span text:style-name="T16">Would not compile</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21" presentation:class="page"/>
          <draw:frame presentation:style-name="pr2" draw:text-style-name="P15" draw:layer="layout" svg:width="16.79cm" svg:height="13.114cm" svg:x="2.098cm" svg:y="14.007cm" presentation:class="notes" presentation:user-transformed="true">
            <draw:text-box>
              <text:p text:style-name="P7"><text:span text:style-name="T5">Just looking at the patch it was obvious that it had never been compiled, and sure enough, the compiler spit out a bunch of errors.</text:span></text:p>
              <text:p text:style-name="P7"><text:span text:style-name="T5"/></text:p>
            </draw:text-box>
          </draw:frame>
        </presentation:notes>
      </draw:page>
      <draw:page draw:name="page22" draw:style-name="dp1" draw:master-page-name="Default">
        <draw:frame draw:style-name="gr6" draw:text-style-name="P24" draw:layer="layout" svg:width="23.586cm" svg:height="4.315cm" svg:x="2.207cm" svg:y="1.27cm">
          <draw:text-box>
            <text:p text:style-name="P10"><text:span text:style-name="T16">Broke the build on patch 3/6</text:span></text:p>
            <text:p text:style-name="P10"><text:span text:style-name="T16"/></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22" presentation:class="page"/>
          <draw:frame presentation:style-name="pr2" draw:text-style-name="P15" draw:layer="layout" svg:width="16.79cm" svg:height="13.114cm" svg:x="2.098cm" svg:y="14.007cm" presentation:class="notes" presentation:user-transformed="true">
            <draw:text-box>
              <text:p text:style-name="P7"><text:span text:style-name="T5">This was a series of patches, and the build broke on the 3rd patch that was applied.</text:span></text:p>
            </draw:text-box>
          </draw:frame>
        </presentation:notes>
      </draw:page>
      <draw:page draw:name="page23" draw:style-name="dp1" draw:master-page-name="Default">
        <draw:frame draw:style-name="gr6" draw:text-style-name="P24" draw:layer="layout" svg:width="23.586cm" svg:height="4.315cm" svg:x="2.207cm" svg:y="1.27cm">
          <draw:text-box>
            <text:p text:style-name="P10"><text:span text:style-name="T16">Broke the build on patch 3/6</text:span></text:p>
            <text:p text:style-name="P10"><text:span text:style-name="T16">and fixed it on 6/6</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23" presentation:class="page"/>
          <draw:frame presentation:style-name="pr2" draw:text-style-name="P15" draw:layer="layout" svg:width="16.79cm" svg:height="13.114cm" svg:x="2.098cm" svg:y="14.007cm" presentation:class="notes" presentation:user-transformed="true">
            <draw:text-box>
              <text:p text:style-name="P7"><text:span text:style-name="T5">But, I looked closer, and the developer at least realized this, and fixed it in their last patch in the series, thinking that all was now good, as it didn't really matter that for the past 3 patches, the build was broken.</text:span></text:p>
            </draw:text-box>
          </draw:frame>
        </presentation:notes>
      </draw:page>
      <draw:page draw:name="page24" draw:style-name="dp1" draw:master-page-name="Default">
        <draw:frame draw:style-name="gr6" draw:text-style-name="P24" draw:layer="layout" svg:width="23.536cm" svg:height="4.315cm" svg:x="2.232cm" svg:y="1.27cm">
          <draw:text-box>
            <text:p text:style-name="P10"><text:span text:style-name="T16">Broke the build on patch 5/8</text:span></text:p>
            <text:p text:style-name="P10"><text:span text:style-name="T16"/></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24" presentation:class="page"/>
          <draw:frame presentation:style-name="pr2" draw:text-style-name="P15" draw:layer="layout" svg:width="16.79cm" svg:height="13.114cm" svg:x="2.098cm" svg:y="14.007cm" presentation:class="notes" presentation:user-transformed="true">
            <draw:text-box>
              <text:p text:style-name="P7"><text:span text:style-name="T5">There was another patch series that also broke the build in the middle of it.</text:span></text:p>
            </draw:text-box>
          </draw:frame>
        </presentation:notes>
      </draw:page>
      <draw:page draw:name="page25" draw:style-name="dp1" draw:master-page-name="Default">
        <draw:frame draw:style-name="gr6" draw:text-style-name="P24" draw:layer="layout" svg:width="26.588cm" svg:height="3.812cm" svg:x="0.706cm" svg:y="1.27cm">
          <draw:text-box>
            <text:p text:style-name="P10"><text:span text:style-name="T16">Broke the build on patch 5/8</text:span></text:p>
            <text:p text:style-name="P10"><text:span text:style-name="T18">Contained note that fix would be sent later</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25" presentation:class="page"/>
          <draw:frame presentation:style-name="pr2" draw:text-style-name="P15" draw:layer="layout" svg:width="16.79cm" svg:height="13.114cm" svg:x="2.098cm" svg:y="14.007cm" presentation:class="notes" presentation:user-transformed="true">
            <draw:text-box>
              <text:p text:style-name="P7"><text:span text:style-name="T5">But this one was better, it had a note saying that they knew the build was broken, and they would fix it up later, at some unknown time in the future, but these 8 patches should be accepted now anyway.</text:span></text:p>
            </draw:text-box>
          </draw:frame>
        </presentation:notes>
      </draw:page>
      <draw:page draw:name="page26" draw:style-name="dp1" draw:master-page-name="Default">
        <draw:frame draw:style-name="gr6" draw:text-style-name="P25" draw:layer="layout" svg:width="27.13cm" svg:height="1.941cm" svg:x="0.435cm" svg:y="1.27cm">
          <draw:text-box>
            <text:p text:style-name="P10"><text:span text:style-name="T17">Patches that had nothing to do with me</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26" presentation:class="page"/>
          <draw:frame presentation:style-name="pr2" draw:text-style-name="P15" draw:layer="layout" svg:width="16.79cm" svg:height="13.114cm" svg:x="2.098cm" svg:y="14.007cm" presentation:class="notes" presentation:user-transformed="true">
            <draw:text-box>
              <text:p text:style-name="P7"><text:span text:style-name="T5">Now I know I maintain a lot of different parts of the kernel, but for some reason someone sent me a patch for the x86 core code, copied to no one else, thinking that I was the one that could accept it.</text:span></text:p>
            </draw:text-box>
          </draw:frame>
        </presentation:notes>
      </draw:page>
      <draw:page draw:name="page27" draw:style-name="dp1" draw:master-page-name="Default">
        <draw:frame draw:style-name="gr6" draw:text-style-name="P26" draw:layer="layout" svg:width="28.023cm" svg:height="2.114cm" svg:x="-0.011cm" svg:y="1.27cm">
          <draw:text-box>
            <text:p text:style-name="P10"><text:span text:style-name="T13">1 patch, 450kb big (4500 lines added)</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27" presentation:class="page"/>
          <draw:frame presentation:style-name="pr2" draw:text-style-name="P15" draw:layer="layout" svg:width="16.79cm" svg:height="13.114cm" svg:x="2.098cm" svg:y="14.007cm" presentation:class="notes" presentation:user-transformed="true">
            <draw:text-box>
              <text:p text:style-name="P7"><text:span text:style-name="T5">Luckily, another developer told the author that this was too big and needed to be broken up into smaller pieces before anyone would review it. <text:s/>And then, three different developers went and reviewed it anyway, so I don't think the author learned that lesson at all.</text:span></text:p>
            </draw:text-box>
          </draw:frame>
        </presentation:notes>
      </draw:page>
      <draw:page draw:name="page28" draw:style-name="dp1" draw:master-page-name="Default">
        <draw:frame draw:style-name="gr6" draw:text-style-name="P26" draw:layer="layout" svg:width="21cm" svg:height="2.114cm" svg:x="3.5cm" svg:y="1.27cm">
          <draw:text-box>
            <text:p text:style-name="P10"><text:span text:style-name="T13">Obviously wrong kerneldoc</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28" presentation:class="page"/>
          <draw:frame presentation:style-name="pr2" draw:text-style-name="P15" draw:layer="layout" svg:width="16.79cm" svg:height="13.114cm" svg:x="2.098cm" svg:y="14.007cm" presentation:class="notes" presentation:user-transformed="true">
            <draw:text-box>
              <text:p text:style-name="P7"><text:span text:style-name="T5">kerneldoc is the format that you can write comments in the code and get them included in the kernel api documentation that is automatically generated. <text:s/>When you get the format of it wrong, the tools will tell you.</text:span></text:p>
              <text:p text:style-name="P7"><text:span text:style-name="T5">Here was someone who was trying to write documentation, but got the format wrong, and hadn't even run the tools to see if it was generated properly.</text:span></text:p>
              <text:p text:style-name="P7"><text:span text:style-name="T5"/></text:p>
            </draw:text-box>
          </draw:frame>
        </presentation:notes>
      </draw:page>
      <draw:page draw:name="page29" draw:style-name="dp1" draw:master-page-name="Default">
        <draw:frame draw:style-name="gr6" draw:text-style-name="P27" draw:layer="layout" svg:width="27.418cm" svg:height="2.795cm" svg:x="0.291cm" svg:y="1.27cm">
          <draw:text-box>
            <text:p text:style-name="P10"><text:span text:style-name="T19">This was a calm two weeks</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29" presentation:class="page"/>
          <draw:frame presentation:style-name="pr2" draw:text-style-name="P15" draw:layer="layout" svg:width="16.79cm" svg:height="13.114cm" svg:x="2.098cm" svg:y="14.007cm" presentation:class="notes" presentation:user-transformed="true">
            <draw:text-box>
              <text:p>Now, I'm not asking you to take pity on me, just realize that this is the level of incompetence that every single one of those 700 developers encounter all the time.</text:p>
              <text:p/>
              <text:p>So when you think we are acting grumpy, remember, how would you act if you had to deal with this all of the time?</text:p>
              <text:p/>
              <text:p>Let's get back to what the goal is here. <text:s/>You want to create a patch that is accepted as it does something that you want to do in Linux. <text:s/>The maintainer wants to reject it.</text:p>
            </draw:text-box>
          </draw:frame>
        </presentation:notes>
      </draw:page>
      <draw:page draw:name="page30" draw:style-name="dp1" draw:master-page-name="Default">
        <draw:frame draw:style-name="gr6" draw:text-style-name="P28" draw:layer="layout" svg:width="26.004cm" svg:height="5.839cm" svg:x="0.998cm" svg:y="1.27cm">
          <draw:text-box>
            <text:p text:style-name="P4"><text:span text:style-name="T20">It is in my self-interest</text:span></text:p>
            <text:p text:style-name="P4"><text:span text:style-name="T20">to ignore your patch</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30" presentation:class="page"/>
          <draw:frame presentation:style-name="pr2" draw:text-style-name="P15" draw:layer="layout" svg:width="16.79cm" svg:height="15.741cm" svg:x="2.098cm" svg:y="14.007cm" presentation:class="notes" presentation:user-transformed="true">
            <draw:text-box>
              <text:p>Seriously. <text:s/>It's easier for the maintainer to not accept your code at all. To accept it, it takes time to review it, apply it, send it on up the development chain, handle any problems that might happen with the patch, accept responsibility for the patch, possibly fix any problems that happen later on when you disappear, and maintain it for the next 20 years.</text:p>
              <text:p/>
              <text:p>That's a lot of work that you are asking someone else to do on your behalf. You are asking someone who doesn't usually work for your company, who probably lives in a different country, who you have never met in person, to assume responsibility for your work, and to do extra work on top of the normal work they do in the kernel every day.</text:p>
              <text:p/>
              <text:p>So you can see how it's in my interest to ignore your patch. <text:s/>And it's in your interest to keep me from ignoring it, because you want it accepted.</text:p>
            </draw:text-box>
          </draw:frame>
        </presentation:notes>
      </draw:page>
      <draw:page draw:name="page31" draw:style-name="dp1" draw:master-page-name="Default">
        <draw:frame draw:style-name="gr6" draw:text-style-name="P21" draw:layer="layout" svg:width="24.302cm" svg:height="6.347cm" svg:x="1.849cm" svg:y="1.27cm">
          <draw:text-box>
            <text:p text:style-name="P4"><text:span text:style-name="T11">Give me no excuse</text:span></text:p>
            <text:p text:style-name="P4"><text:span text:style-name="T11">to reject your patch</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31" presentation:class="page"/>
          <draw:frame presentation:style-name="pr2" draw:text-style-name="P15" draw:layer="layout" svg:width="16.79cm" svg:height="13.114cm" svg:x="2.098cm" svg:y="14.007cm" presentation:class="notes" presentation:user-transformed="true">
            <draw:text-box>
              <text:p>So your goal is, when sending a patch, is to give me NO excuse to not accept it. <text:s/>To make it such that if I ignore it, or reject it, I am the one that is the problem here, not you.</text:p>
              <text:p/>
              <text:p>What can you do to keep me from rejecting your patch outright</text:p>
              <text:p>.</text:p>
              <text:p>First off, don't do any of the things I listed above, that's obvious, right? <text:s/>But that's a "do not do" list, how about a list of what to do:</text:p>
            </draw:text-box>
          </draw:frame>
        </presentation:notes>
      </draw:page>
      <draw:page draw:name="page32" draw:style-name="dp1" draw:master-page-name="Default">
        <draw:frame draw:style-name="gr6" draw:text-style-name="P24" draw:layer="layout" svg:width="16.191cm" svg:height="2.283cm" svg:x="5.905cm" svg:y="1.27cm">
          <draw:text-box>
            <text:p text:style-name="P10"><text:span text:style-name="T16">Proper coding style</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32" presentation:class="page"/>
          <draw:frame presentation:style-name="pr2" draw:text-style-name="P15" draw:layer="layout" svg:width="16.79cm" svg:height="13.114cm" svg:x="2.098cm" svg:y="14.007cm" presentation:class="notes" presentation:user-transformed="true">
            <draw:text-box>
              <text:p>This is documented, there should not be any reason to ever get this wrong.</text:p>
              <text:p/>
              <text:p>Or to think that you are above following the rules, that's just asking for the patch to be rejected.</text:p>
            </draw:text-box>
          </draw:frame>
        </presentation:notes>
      </draw:page>
      <draw:page draw:name="page33" draw:style-name="dp1" draw:master-page-name="Default">
        <draw:frame draw:style-name="gr6" draw:text-style-name="P24" draw:layer="layout" svg:width="23.015cm" svg:height="2.283cm" svg:x="2.493cm" svg:y="1.27cm">
          <draw:text-box>
            <text:p text:style-name="P10"><text:span text:style-name="T16">scripts/checkpatch.pl clean</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33" presentation:class="page"/>
          <draw:frame presentation:style-name="pr2" draw:text-style-name="P15" draw:layer="layout" svg:width="16.79cm" svg:height="13.114cm" svg:x="2.098cm" svg:y="14.007cm" presentation:class="notes" presentation:user-transformed="true">
            <draw:text-box>
              <text:p text:style-name="P7"><text:span text:style-name="T5">We even have a tool that automatically checks your patch to ensure that you got the coding style correct, and that other common problems are avoided.</text:span></text:p>
              <text:p text:style-name="P7"><text:span text:style-name="T5"/></text:p>
              <text:p text:style-name="P7"><text:span text:style-name="T5">If you don't run this tool, the maintainer will, and will get mad when it finds problems that you should have solved before sending it to them.</text:span></text:p>
              <text:p text:style-name="P7"><text:span text:style-name="T5"/></text:p>
            </draw:text-box>
          </draw:frame>
        </presentation:notes>
      </draw:page>
      <draw:page draw:name="page34" draw:style-name="dp1" draw:master-page-name="Default">
        <draw:frame draw:style-name="gr6" draw:text-style-name="P24" draw:layer="layout" svg:width="25.178cm" svg:height="2.283cm" svg:x="1.411cm" svg:y="1.27cm">
          <draw:text-box>
            <text:p text:style-name="P10"><text:span text:style-name="T16">Sent to proper people and lists</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34" presentation:class="page"/>
          <draw:frame presentation:style-name="pr2" draw:text-style-name="P15" draw:layer="layout" svg:width="16.79cm" svg:height="13.137cm" svg:x="2.098cm" svg:y="14.007cm" presentation:class="notes" presentation:user-transformed="true">
            <draw:text-box>
              <text:p text:style-name="P7"><text:span text:style-name="T5">I have an email bot that if you ever send a patch to only me, and not any mailing list, instantly rejects it and tells you to resend it and copy the proper people and mailing lists.</text:span></text:p>
              <text:p text:style-name="P7"><text:span text:style-name="T5"/></text:p>
              <text:p text:style-name="P7"><text:span text:style-name="T5">Linux kernel development is done in public, not private, and it doesn't scale to send patches or emails to only individual developers. <text:s/>We all have subsystem-specific mailing lists, use them, that way other people can review your patches, and comment on them, and you don't overburden the individual subsystem maintainers any more than they already are.</text:span></text:p>
              <text:p text:style-name="P7"><text:span text:style-name="T5"/></text:p>
            </draw:text-box>
          </draw:frame>
        </presentation:notes>
      </draw:page>
      <draw:page draw:name="page35" draw:style-name="dp1" draw:master-page-name="Default">
        <draw:frame draw:style-name="gr6" draw:text-style-name="P24" draw:layer="layout" svg:width="25.178cm" svg:height="6.347cm" svg:x="1.411cm" svg:y="1.27cm">
          <draw:text-box>
            <text:p text:style-name="P10"><text:span text:style-name="T16">Sent to proper people and lists</text:span></text:p>
            <text:p text:style-name="P10"><text:span text:style-name="T16"/></text:p>
            <text:p text:style-name="P10"><text:span text:style-name="T16">scripts/get_maintainer.pl</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35" presentation:class="page"/>
          <draw:frame presentation:style-name="pr2" draw:text-style-name="P15" draw:layer="layout" svg:width="16.79cm" svg:height="13.114cm" svg:x="2.098cm" svg:y="14.007cm" presentation:class="notes" presentation:user-transformed="true">
            <draw:text-box>
              <text:p text:style-name="P7"><text:span text:style-name="T5">Look, we even have a tool that you run on your patch, and it digs through the MAINTAINERS file and the git history, and figures out who to send the patch to, and what mailing lists to copy at the same time.</text:span></text:p>
              <text:p text:style-name="P7"><text:span text:style-name="T5"/></text:p>
              <text:p text:style-name="P7"><text:span text:style-name="T5">Use it.</text:span></text:p>
              <text:p text:style-name="P7"><text:span text:style-name="T5"/></text:p>
            </draw:text-box>
          </draw:frame>
        </presentation:notes>
      </draw:page>
      <draw:page draw:name="page36" draw:style-name="dp1" draw:master-page-name="Default">
        <draw:frame draw:style-name="gr6" draw:text-style-name="P24" draw:layer="layout" svg:width="12.868cm" svg:height="2.283cm" svg:x="7.566cm" svg:y="1.27cm">
          <draw:text-box>
            <text:p text:style-name="P10"><text:span text:style-name="T16">Proper Subject:</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36" presentation:class="page"/>
          <draw:frame presentation:style-name="pr2" draw:text-style-name="P15" draw:layer="layout" svg:width="16.79cm" svg:height="13.114cm" svg:x="2.098cm" svg:y="14.007cm" presentation:class="notes" presentation:user-transformed="true">
            <draw:text-box>
              <text:p text:style-name="P7"><text:span text:style-name="T5">Make the subject of your patch something that makes sense.</text:span></text:p>
              <text:p text:style-name="P7"><text:span text:style-name="T5"/></text:p>
              <text:p text:style-name="P7"><text:span text:style-name="T5">Don't send me a 20 patch series that for every individual patch says, "Fixes problems in driver" like some people have done in the past.</text:span></text:p>
              <text:p text:style-name="P7"><text:span text:style-name="T5"/></text:p>
            </draw:text-box>
          </draw:frame>
        </presentation:notes>
      </draw:page>
      <draw:page draw:name="page37" draw:style-name="dp1" draw:master-page-name="Default">
        <draw:frame draw:style-name="gr6" draw:text-style-name="P24" draw:layer="layout" svg:width="23.028cm" svg:height="2.283cm" svg:x="2.486cm" svg:y="1.27cm">
          <draw:text-box>
            <text:p text:style-name="P10"><text:span text:style-name="T16">Proper changelog comment</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37" presentation:class="page"/>
          <draw:frame presentation:style-name="pr2" draw:text-style-name="P15" draw:layer="layout" svg:width="16.79cm" svg:height="13.114cm" svg:x="2.098cm" svg:y="14.007cm" presentation:class="notes" presentation:user-transformed="true">
            <draw:text-box>
              <text:p text:style-name="P7"><text:span text:style-name="T5">In the body of the email, describe the patch, what it does. <text:s/>And most importantly:</text:span></text:p>
              <text:p text:style-name="P7"><text:span text:style-name="T5"/></text:p>
            </draw:text-box>
          </draw:frame>
        </presentation:notes>
      </draw:page>
      <draw:page draw:name="page38" draw:style-name="dp1" draw:master-page-name="Default">
        <draw:frame draw:style-name="gr6" draw:text-style-name="P24" draw:layer="layout" svg:width="26.368cm" svg:height="2.283cm" svg:x="0.816cm" svg:y="1.27cm">
          <draw:text-box>
            <text:p text:style-name="P10"><text:span text:style-name="T16">Description of WHY it is needed</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38" presentation:class="page"/>
          <draw:frame presentation:style-name="pr2" draw:text-style-name="P15" draw:layer="layout" svg:width="16.79cm" svg:height="13.114cm" svg:x="2.098cm" svg:y="14.007cm" presentation:class="notes" presentation:user-transformed="true">
            <draw:text-box>
              <text:p text:style-name="P7"><text:span text:style-name="T5">Too many times we see patches that say exactly what the patch does. <text:s/>Which is stupid because we know how to read code, what we want to know is why the change is being made, and from that we can determine if it really is needed or not.</text:span></text:p>
              <text:p text:style-name="P7"><text:span text:style-name="T5"/></text:p>
            </draw:text-box>
          </draw:frame>
        </presentation:notes>
      </draw:page>
      <draw:page draw:name="page39" draw:style-name="dp1" draw:master-page-name="Default">
        <draw:frame draw:style-name="gr6" draw:text-style-name="P24" draw:layer="layout" svg:width="22.007cm" svg:height="2.283cm" svg:x="2.997cm" svg:y="1.27cm">
          <draw:text-box>
            <text:p text:style-name="P10"><text:span text:style-name="T16">Small incremental change</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39" presentation:class="page"/>
          <draw:frame presentation:style-name="pr2" draw:text-style-name="P15" draw:layer="layout" svg:width="16.79cm" svg:height="13.114cm" svg:x="2.098cm" svg:y="14.007cm" presentation:class="notes" presentation:user-transformed="true">
            <draw:text-box>
              <text:p text:style-name="P7"><text:span text:style-name="T5">Patches are not supposed to be big huge rewrites of things. <text:s/>That's not how we do development. <text:s/>You need to make each patch a small one-item change.</text:span></text:p>
              <text:p text:style-name="P7"><text:span text:style-name="T5"/></text:p>
              <text:p text:style-name="P7"><text:span text:style-name="T5">Break your larger change up into a set of small, individual, steps. <text:s/>Like your math professor said, "show your work". <text:s/>We want to see all the steps you make along the way to complete your larger goal.</text:span></text:p>
              <text:p text:style-name="P7"><text:span text:style-name="T5"/></text:p>
            </draw:text-box>
          </draw:frame>
        </presentation:notes>
      </draw:page>
      <draw:page draw:name="page40" draw:style-name="dp1" draw:master-page-name="Default">
        <draw:frame draw:style-name="gr6" draw:text-style-name="P24" draw:layer="layout" svg:width="16.182cm" svg:height="2.283cm" svg:x="5.909cm" svg:y="1.27cm">
          <draw:text-box>
            <text:p text:style-name="P10"><text:span text:style-name="T16">“</text:span><text:span text:style-name="T16">obviously” correct</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40" presentation:class="page"/>
          <draw:frame presentation:style-name="pr2" draw:text-style-name="P15" draw:layer="layout" svg:width="16.79cm" svg:height="13.114cm" svg:x="2.098cm" svg:y="14.007cm" presentation:class="notes" presentation:user-transformed="true">
            <draw:text-box>
              <text:p>Make it the patch is so simple and obvious that I would be foolish to reject it. <text:s/>I need to read it and say, "of course, I can't belive we didn't do that in the past, how stupid we never did this before!"</text:p>
              <text:p/>
            </draw:text-box>
          </draw:frame>
        </presentation:notes>
      </draw:page>
      <draw:page draw:name="page41" draw:style-name="dp1" draw:master-page-name="Default">
        <draw:frame draw:style-name="gr6" draw:text-style-name="P24" draw:layer="layout" svg:width="26.097cm" svg:height="2.283cm" svg:x="0.952cm" svg:y="1.27cm">
          <draw:text-box>
            <text:p text:style-name="P10"><text:span text:style-name="T16">Which tree it was made against</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41" presentation:class="page"/>
          <draw:frame presentation:style-name="pr2" draw:text-style-name="P15" draw:layer="layout" svg:width="16.79cm" svg:height="13.114cm" svg:x="2.098cm" svg:y="14.007cm" presentation:class="notes" presentation:user-transformed="true">
            <draw:text-box>
              <text:p text:style-name="P7"><text:span text:style-name="T5">If you create a patch against a different development tree than the person you are sending it to, let them know. <text:s/>If you made it against an obsolete vendor enterprise kernel release, tell them. <text:s/>Don't make them guess. <text:s/></text:span></text:p>
              <text:p text:style-name="P7"><text:span text:style-name="T5"/></text:p>
              <text:p text:style-name="P7"><text:span text:style-name="T5">If you make me guess, I will guess wrong, that's just the way it goes.</text:span></text:p>
            </draw:text-box>
          </draw:frame>
        </presentation:notes>
      </draw:page>
      <draw:page draw:name="page42" draw:style-name="dp1" draw:master-page-name="Default">
        <draw:frame draw:style-name="gr6" draw:text-style-name="P26" draw:layer="layout" svg:width="26.402cm" svg:height="2.114cm" svg:x="0.799cm" svg:y="1.27cm">
          <draw:text-box>
            <text:p text:style-name="P10"><text:span text:style-name="T13">If multiple patches, state the order</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42" presentation:class="page"/>
          <draw:frame presentation:style-name="pr2" draw:text-style-name="P15" draw:layer="layout" svg:width="16.79cm" svg:height="13.114cm" svg:x="2.098cm" svg:y="14.007cm" presentation:class="notes" presentation:user-transformed="true">
            <draw:text-box>
              <text:p text:style-name="P7"><text:span text:style-name="T5">Number your patches, don't rely on my email client receiving them in the same order that you sent them in. <text:s/>I guarantee that will not happen properly.</text:span></text:p>
              <text:p text:style-name="P7"><text:span text:style-name="T5"/></text:p>
              <text:p text:style-name="P7"><text:span text:style-name="T5">git send-email does this correctly for you, use that to send your patches out.</text:span></text:p>
              <text:p text:style-name="P7"><text:span text:style-name="T5"/></text:p>
            </draw:text-box>
          </draw:frame>
        </presentation:notes>
      </draw:page>
      <draw:page draw:name="page43" draw:style-name="dp1" draw:master-page-name="Default">
        <draw:frame draw:style-name="gr6" draw:text-style-name="P24" draw:layer="layout" svg:width="17.677cm" svg:height="2.283cm" svg:x="5.162cm" svg:y="1.27cm">
          <draw:text-box>
            <text:p text:style-name="P10"><text:span text:style-name="T16">Has to build properly</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43" presentation:class="page"/>
          <draw:frame presentation:style-name="pr2" draw:text-style-name="P15" draw:layer="layout" svg:width="16.79cm" svg:height="13.114cm" svg:x="2.098cm" svg:y="14.007cm" presentation:class="notes" presentation:user-transformed="true">
            <draw:text-box>
              <text:p text:style-name="P7"><text:span text:style-name="T5">At least build the change before you send it to me. <text:s/>Because if it breaks the build, it just makes me more likely to not want to apply anything else you send me in the future, as you are just wasting my time.</text:span></text:p>
              <text:p text:style-name="P7"><text:span text:style-name="T5"/></text:p>
              <text:p text:style-name="P7"><text:span text:style-name="T5"/></text:p>
            </draw:text-box>
          </draw:frame>
        </presentation:notes>
      </draw:page>
      <draw:page draw:name="page44" draw:style-name="dp1" draw:master-page-name="Default">
        <draw:frame draw:style-name="gr6" draw:text-style-name="P24" draw:layer="layout" svg:width="24.89cm" svg:height="2.283cm" svg:x="1.555cm" svg:y="1.27cm">
          <draw:text-box>
            <text:p text:style-name="P10"><text:span text:style-name="T16">Make sure it works, if possible</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44" presentation:class="page"/>
          <draw:frame presentation:style-name="pr2" draw:text-style-name="P15" draw:layer="layout" svg:width="16.79cm" svg:height="13.114cm" svg:x="2.098cm" svg:y="14.007cm" presentation:class="notes" presentation:user-transformed="true">
            <draw:text-box>
              <text:p text:style-name="P7"><text:span text:style-name="T5">If you have the hardware, test the patch. <text:s/>Now that isn't always possible, and that's fine, we make changes to drivers for hardware that we don't have access to all the time, which seems to surprise a lot of people.</text:span></text:p>
              <text:p text:style-name="P7"><text:span text:style-name="T5"/></text:p>
              <text:p text:style-name="P7"><text:span text:style-name="T5">Go back to that "obviously correct" item, if you don't have the hardware, stick to that rule and you will be fine.</text:span></text:p>
            </draw:text-box>
          </draw:frame>
        </presentation:notes>
      </draw:page>
      <draw:page draw:name="page45" draw:style-name="dp1" draw:master-page-name="Default">
        <draw:frame draw:style-name="gr6" draw:text-style-name="P24" draw:layer="layout" svg:width="25.504cm" svg:height="2.283cm" svg:x="1.248cm" svg:y="1.27cm">
          <draw:text-box>
            <text:p text:style-name="P10"><text:span text:style-name="T16">Don't ignore review comments</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45" presentation:class="page"/>
          <draw:frame presentation:style-name="pr2" draw:text-style-name="P15" draw:layer="layout" svg:width="16.79cm" svg:height="13.114cm" svg:x="2.098cm" svg:y="14.007cm" presentation:class="notes" presentation:user-transformed="true">
            <draw:text-box>
              <text:p text:style-name="P7"><text:span text:style-name="T5">Lots of time I see patches sent out on Friday afternoon, and then the author disappears on a 2 week vacation. <text:s/>So, when I spend the time reviewing the patches, I get back a vacation bounce message.</text:span></text:p>
              <text:p text:style-name="P7"><text:span text:style-name="T5"/></text:p>
              <text:p text:style-name="P7"><text:span text:style-name="T5">And, if the email does go through, don't ignore it. <text:s/>Acknowledge it, either agreeing or pushing back on the comments.</text:span></text:p>
              <text:p text:style-name="P7"><text:span text:style-name="T5"/></text:p>
              <text:p text:style-name="P7"><text:span text:style-name="T5"><text:s/></text:span><text:span text:style-name="T5">If you don't acknowledge the effort I just spent in reviewing your submission, that will make me very unlikely to ever want to review it again in the future.</text:span></text:p>
              <text:p text:style-name="P7"><text:span text:style-name="T5"/></text:p>
            </draw:text-box>
          </draw:frame>
        </presentation:notes>
      </draw:page>
      <draw:page draw:name="page46" draw:style-name="dp1" draw:master-page-name="Default">
        <draw:frame draw:style-name="gr6" draw:text-style-name="P24" draw:layer="layout" svg:width="27.341cm" svg:height="2.283cm" svg:x="0.33cm" svg:y="1.27cm">
          <draw:text-box>
            <text:p text:style-name="P10"><text:span text:style-name="T16">Don't resend without saying why</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46" presentation:class="page"/>
          <draw:frame presentation:style-name="pr2" draw:text-style-name="P15" draw:layer="layout" svg:width="16.79cm" svg:height="13.114cm" svg:x="2.098cm" svg:y="14.007cm" presentation:class="notes" presentation:user-transformed="true">
            <draw:text-box>
              <text:p text:style-name="P7"><text:span text:style-name="T5">If you take my review comments, and resend the patch, and don't say what you did different from the first patch submission, I'll think that you just ignored everything that I said in the past and just delete the patch from my mailbox. <text:s/>Based on the patch load I get, I can't remember what I wrote about your specific patch, so don't assume that I do.</text:span></text:p>
              <text:p text:style-name="P7"><text:span text:style-name="T5"/></text:p>
            </draw:text-box>
          </draw:frame>
        </presentation:notes>
      </draw:page>
      <draw:page draw:name="page47" draw:style-name="dp1" draw:master-page-name="Default">
        <draw:rect draw:style-name="gr1" draw:text-style-name="P6" draw:layer="layout" svg:width="28.635cm" svg:height="20.999cm" svg:x="-0.317cm" svg:y="0.001cm">
          <text:p/>
        </draw:rect>
        <draw:frame draw:style-name="gr4" draw:text-style-name="P6" draw:layer="layout" svg:width="28.011cm" svg:height="13.335cm" svg:x="-0.005cm" svg:y="0cm">
          <draw:image xlink:href="Pictures/10000000000003EC000001DEF2CC29ED.jpg" xlink:type="simple" xlink:show="embed" xlink:actuate="onLoad">
            <text:p/>
          </draw:image>
        </draw:frame>
        <draw:frame draw:style-name="gr3" draw:text-style-name="P29" draw:layer="layout" svg:width="25.437cm" svg:height="1.61cm" svg:x="1.282cm" svg:y="14.045cm">
          <draw:text-box>
            <text:p text:style-name="P4"><text:span text:style-name="T21">github.com/gregkh/presentation-maintainer</text:span></text:p>
          </draw:text-box>
        </draw:frame>
        <presentation:notes draw:style-name="dp2">
          <draw:page-thumbnail draw:style-name="gr5" draw:layer="layout" svg:width="14.848cm" svg:height="11.135cm" svg:x="3.07cm" svg:y="2.257cm" draw:page-number="47" presentation:class="page"/>
          <draw:frame presentation:style-name="pr2" draw:text-style-name="P8" draw:layer="layout" svg:width="16.79cm" svg:height="13.114cm" svg:x="2.098cm" svg:y="14.107cm" presentation:class="notes" presentation:user-transformed="true">
            <draw:text-box>
              <text:p text:style-name="P7"><text:span text:style-name="T4">Obligatory Penguin Picture</text:span></text:p>
            </draw:text-box>
          </draw:frame>
        </presentation:notes>
      </draw:page>
      <draw:page draw:name="page48" draw:style-name="dp1" draw:master-page-name="Default">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48" presentation:class="page"/>
          <draw:frame presentation:style-name="pr2" draw:text-style-name="P30" draw:layer="layout" svg:width="16.79cm" svg:height="13.114cm" svg:x="2.098cm" svg:y="14.107cm" presentation:class="notes" presentation:placeholder="true">
            <draw:text-box/>
          </draw:frame>
        </presentation:notes>
      </draw:page>
      <draw:page draw:name="page49" draw:style-name="dp3" draw:master-page-name="Default">
        <draw:frame draw:style-name="gr6" draw:text-style-name="P23" draw:layer="layout" svg:width="22.989cm" svg:height="9.566cm" svg:x="2.506cm" svg:y="0.87cm">
          <draw:text-box>
            <text:p text:style-name="P12"><text:span text:style-name="T13">Why are they so grumpy?</text:span></text:p>
            <text:p text:style-name="P12"><text:span text:style-name="T13"/></text:p>
            <text:p text:style-name="P12"><text:span text:style-name="T13">What you can do to avoid this.</text:span></text:p>
            <text:p text:style-name="P12"><text:span text:style-name="T13"/></text:p>
            <text:p text:style-name="P12"><text:span text:style-name="T13">What maintainers owe you.</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49" presentation:class="page"/>
          <draw:frame presentation:style-name="pr2" draw:text-style-name="P15" draw:layer="layout" svg:width="16.79cm" svg:height="14.167cm" svg:x="2.098cm" svg:y="14.007cm" presentation:class="notes" presentation:user-transformed="true">
            <draw:text-box>
              <text:p><text:span text:style-name="T15">So, let's talk about the main problem that people seem to have with Linux kernel maintainers, why are they so grumpy? <text:s/>Hopefully by the end of this talk, you will have an idea of why this always happens, and what you can do to avoid having that anger be directed at you.</text:span></text:p>
              <text:p><text:span text:style-name="T15"/></text:p>
              <text:p><text:span text:style-name="T15">Also, I'm going to cover what you should expect from a good kernel maintainer, so if you are a maintainer, here's something that developers can use to get back at you, and me, as I figure it's only fair.</text:span></text:p>
              <text:p><text:span text:style-name="T15"/></text:p>
              <text:p><text:span text:style-name="T15">I am going to complain a lot in this talk. <text:s/>Please don't get the impression that I don't like doing this type of work. <text:s/>I love it. <text:s/>It's the best job in the world that I've ever had, and I can't think of anything that I would rather be doing.</text:span></text:p>
            </draw:text-box>
          </draw:frame>
        </presentation:notes>
      </draw:page>
      <draw:page draw:name="page50" draw:style-name="dp3" draw:master-page-name="Default">
        <draw:frame draw:style-name="gr6" draw:text-style-name="P31" draw:layer="layout" svg:width="4.892cm" svg:height="2.105cm" svg:x="6.292cm" svg:y="9.968cm">
          <draw:text-box>
            <text:p><text:span text:style-name="T22">Kernel code</text:span></text:p>
            <text:p><text:span text:style-name="T22">submission</text:span></text:p>
          </draw:text-box>
        </draw:frame>
        <draw:line draw:style-name="gr8" draw:text-style-name="P6" draw:layer="layout" svg:x1="7.937cm" svg:y1="10.143cm" svg:x2="7.937cm" svg:y2="4.763cm">
          <text:p/>
        </draw:line>
        <draw:frame draw:style-name="gr6" draw:text-style-name="P31" draw:layer="layout" svg:width="4.892cm" svg:height="2.105cm" svg:x="19.227cm" svg:y="9.939cm">
          <draw:text-box>
            <text:p><text:span text:style-name="T22">Kernel code</text:span></text:p>
            <text:p><text:span text:style-name="T22">accepted</text:span></text:p>
          </draw:text-box>
        </draw:frame>
        <draw:line draw:style-name="gr8" draw:text-style-name="P6" draw:layer="layout" svg:x1="21.872cm" svg:y1="10.155cm" svg:x2="21.872cm" svg:y2="4.7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50" presentation:class="page"/>
          <draw:frame presentation:style-name="pr3" draw:text-style-name="P32" draw:layer="layout" svg:width="16.79cm" svg:height="13.364cm" svg:x="2.098cm" svg:y="14.107cm" presentation:class="notes" presentation:placeholder="true">
            <draw:text-box/>
          </draw:frame>
        </presentation:notes>
      </draw:page>
      <draw:page draw:name="page51" draw:style-name="dp3" draw:master-page-name="Default">
        <draw:frame draw:style-name="gr6" draw:text-style-name="P33" draw:layer="layout" svg:width="25.699cm" svg:height="5.321cm" svg:x="1.151cm" svg:y="1.27cm">
          <draw:text-box>
            <text:p text:style-name="P4"><text:span text:style-name="T17">Patches I received in the past 2 weeks</text:span></text:p>
            <text:p text:style-name="P4"><text:span text:style-name="T17"/></text:p>
            <text:p text:style-name="P4"><text:span text:style-name="T17"/></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51" presentation:class="page"/>
          <draw:frame presentation:style-name="pr2" draw:text-style-name="P34" draw:layer="layout" svg:width="16.79cm" svg:height="14.004cm" svg:x="2.098cm" svg:y="14.007cm" presentation:class="notes" presentation:user-transformed="true">
            <draw:text-box>
              <text:p text:style-name="P7"><text:span text:style-name="T23">So, let's look at one of these subsystem maintainers. <text:s/>I maintain the USB, driver core, tty, staging, and a few other various parts of the Linux kernel.</text:span></text:p>
              <text:p text:style-name="P7"><text:span text:style-name="T23"/></text:p>
              <text:p text:style-name="P7"><text:span text:style-name="T23">These past 2 weeks is the timeframe when we had our big merge window, when all of the subsystem maintainers sent patches off to Linus. <text:s/>During this time frame, no core kernel developer sends new stuff to subsystem maintainers, as they know they are busy, and nothing that gets sent can really be looked at until after the merge window closes.</text:span></text:p>
              <text:p text:style-name="P7"><text:span text:style-name="T23"/></text:p>
              <text:p text:style-name="P7"><text:span text:style-name="T23">So, almost all of the patches I got in the past 2 weeks were not from developers that do a whole lot of kernel work, nor were the, for the most part, large patches with new things being proposed for the kernel.</text:span></text:p>
            </draw:text-box>
          </draw:frame>
        </presentation:notes>
      </draw:page>
      <draw:page draw:name="page52" draw:style-name="dp3" draw:master-page-name="Default">
        <draw:frame draw:style-name="gr6" draw:text-style-name="P33" draw:layer="layout" svg:width="25.699cm" svg:height="6.175cm" svg:x="1.151cm" svg:y="1.27cm">
          <draw:text-box>
            <text:p text:style-name="P4"><text:span text:style-name="T17">Patches I received in the past 2 weeks</text:span></text:p>
            <text:p text:style-name="P4"><text:span text:style-name="T17"/></text:p>
            <text:p text:style-name="P4"><text:span text:style-name="T19">487</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52" presentation:class="page"/>
          <draw:frame presentation:style-name="pr2" draw:text-style-name="P15" draw:layer="layout" svg:width="16.79cm" svg:height="13.114cm" svg:x="2.098cm" svg:y="14.007cm" presentation:class="notes" presentation:user-transformed="true">
            <draw:text-box>
              <text:p text:style-name="P7"><text:span text:style-name="T5">Yeah, that's the number of patches I got during the "slow" period of the kernel development cycle. <text:s/>This does not include the number of messages around those patches as other developers commented on them, or other various things about those patches (like "have you applied my patch yet?" messages.)</text:span></text:p>
              <text:p text:style-name="P7"><text:span text:style-name="T5"/></text:p>
              <text:p text:style-name="P7"><text:span text:style-name="T5">Now the large majority of these patches at first glance look just fine. But I took a closer look at them, and here's a short list of the problems in the patches that were sent to me.</text:span></text:p>
              <text:p text:style-name="P7"><text:span text:style-name="T5"/></text:p>
            </draw:text-box>
          </draw:frame>
        </presentation:notes>
      </draw:page>
      <draw:page draw:name="page53" draw:style-name="dp3" draw:master-page-name="Default">
        <draw:frame draw:style-name="gr6" draw:text-style-name="P24" draw:layer="layout" svg:width="18.6cm" svg:height="2.283cm" svg:x="4.7cm" svg:y="1.27cm">
          <draw:text-box>
            <text:p text:style-name="P10"><text:span text:style-name="T16">What I will do for you:</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53" presentation:class="page"/>
          <draw:frame presentation:style-name="pr2" draw:text-style-name="P15" draw:layer="layout" svg:width="16.79cm" svg:height="13.114cm" svg:x="2.098cm" svg:y="14.007cm" presentation:class="notes" presentation:user-transformed="true">
            <draw:text-box>
              <text:p text:style-name="P7"><text:span text:style-name="T5">So, finally, you created the perfect patch series, took all review into account, and sent it correctly, without corrupting the patch. </text:span></text:p>
              <text:p text:style-name="P7"><text:span text:style-name="T5"/></text:p>
              <text:p text:style-name="P7"><text:span text:style-name="T5">What should you expect from me, the subsystem maintainer?</text:span></text:p>
              <text:p text:style-name="P7"><text:span text:style-name="T5"/></text:p>
            </draw:text-box>
          </draw:frame>
        </presentation:notes>
      </draw:page>
      <draw:page draw:name="page54" draw:style-name="dp3" draw:master-page-name="Default">
        <draw:frame draw:style-name="gr6" draw:text-style-name="P26" draw:layer="layout" svg:width="27.223cm" svg:height="2.114cm" svg:x="0.389cm" svg:y="1.27cm">
          <draw:text-box>
            <text:p text:style-name="P10"><text:span text:style-name="T13">Review your patch within 1-2 weeks</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54" presentation:class="page"/>
          <draw:frame presentation:style-name="pr2" draw:text-style-name="P15" draw:layer="layout" svg:width="16.79cm" svg:height="14.779cm" svg:x="2.098cm" svg:y="14.007cm" presentation:class="notes" presentation:user-transformed="true">
            <draw:text-box>
              <text:p text:style-name="P7"><text:span text:style-name="T5">Some subsystem maintainers try to get to patches even faster than this, but with travel and different conferences, the best that I can normally do is about 1-2 weeks.</text:span></text:p>
              <text:p text:style-name="P7"><text:span text:style-name="T5"/></text:p>
              <text:p text:style-name="P7"><text:span text:style-name="T5">If I don't respond in that time frame, just ask what is going on. <text:s/>I have no problem with people asking about their patch status. <text:s/>Sometimes patches end up getting dropped on the floor accidentally, and if I'm being slow I have no problem with being called on it, so don't feel bad about checking up on it.</text:span></text:p>
              <text:p text:style-name="P7"><text:span text:style-name="T5"/></text:p>
              <text:p text:style-name="P7"><text:span text:style-name="T5">But please wait 1-2 weeks, don't be rude and send a patch at night, and then in the morning send a complaining email asking why it wasn't reviewed already. <text:s/>This happens more than you want to know.</text:span></text:p>
            </draw:text-box>
          </draw:frame>
        </presentation:notes>
      </draw:page>
      <draw:page draw:name="page55" draw:style-name="dp3" draw:master-page-name="Default">
        <draw:frame draw:style-name="gr6" draw:text-style-name="P26" draw:layer="layout" svg:width="25.631cm" svg:height="2.114cm" svg:x="1.185cm" svg:y="1.27cm">
          <draw:text-box>
            <text:p text:style-name="P10"><text:span text:style-name="T13">Offer semi-constructive criticism</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55" presentation:class="page"/>
          <draw:frame presentation:style-name="pr2" draw:text-style-name="P15" draw:layer="layout" svg:width="16.79cm" svg:height="13.114cm" svg:x="2.098cm" svg:y="14.007cm" presentation:class="notes" presentation:user-transformed="true">
            <draw:text-box>
              <text:p text:style-name="P7"><text:span text:style-name="T5">I can't always promise constructive criticism, but I'll try my best.</text:span></text:p>
              <text:p text:style-name="P7"><text:span text:style-name="T5"/></text:p>
            </draw:text-box>
          </draw:frame>
        </presentation:notes>
      </draw:page>
      <draw:page draw:name="page56" draw:style-name="dp3" draw:master-page-name="Default">
        <draw:frame draw:style-name="gr6" draw:text-style-name="P25" draw:layer="layout" svg:width="25.91cm" svg:height="1.941cm" svg:x="1.045cm" svg:y="1.27cm">
          <draw:text-box>
            <text:p text:style-name="P10"><text:span text:style-name="T17">Let you know the status of your patch</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56" presentation:class="page"/>
          <draw:frame presentation:style-name="pr2" draw:text-style-name="P34" draw:layer="layout" svg:width="16.79cm" svg:height="14.741cm" svg:x="2.098cm" svg:y="14.007cm" presentation:class="notes" presentation:user-transformed="true">
            <draw:text-box>
              <text:p text:style-name="P7"><text:span text:style-name="T23">I have a set of scripts that I got from Andrew Morton that will email you when I apply your patch to one of my development trees saying where it has been applied and when you can expect to see it show up in Linus's tree. There is no reason that all kernel maintainers shouldn't do this, and it's nice to see that more and more are.</text:span></text:p>
              <text:p text:style-name="P7"><text:span text:style-name="T23"/></text:p>
              <text:p text:style-name="P7"><text:span text:style-name="T23">But, I know from personal experience, there are maintainers in this room that I send patches to and I never know what happens to them. <text:s/>A few months later I will see them show up in Linus's tree, usually after I forgot about them.</text:span></text:p>
              <text:p text:style-name="P7"><text:span text:style-name="T23"/></text:p>
              <text:p text:style-name="P7"><text:span text:style-name="T23">That's not acceptable, and you should not allow this, push back on your subsystem maintainer to use something like this, to keep you informed. Andrew's scripts are public, as are my variations of them, for everyone to use.</text:span></text:p>
              <text:p text:style-name="P7"><text:span text:style-name="T23"/></text:p>
            </draw:text-box>
          </draw:frame>
        </presentation:notes>
      </draw:page>
      <draw:page draw:name="page57" draw:style-name="dp3" draw:master-page-name="Default">
        <draw:frame draw:style-name="gr6" draw:text-style-name="P35" draw:layer="layout" svg:width="27.9cm" svg:height="13.069cm" svg:x="0.653cm" svg:y="0.87cm">
          <draw:text-box>
            <text:p text:style-name="P12"><text:span text:style-name="T24">“</text:span><text:span text:style-name="T24">Publicly making fun of people is half</text:span></text:p>
            <text:p text:style-name="P12"><text:span text:style-name="T24"><text:s text:c="2"/></text:span><text:span text:style-name="T24">the fun of open source programming.</text:span></text:p>
            <text:p text:style-name="P12"><text:span text:style-name="T24"/></text:p>
            <text:p text:style-name="P12"><text:span text:style-name="T24"><text:s text:c="2"/></text:span><text:span text:style-name="T24">In fact the main reason to eschew</text:span></text:p>
            <text:p text:style-name="P12"><text:span text:style-name="T24"><text:s text:c="2"/></text:span><text:span text:style-name="T24">programming in closed environments</text:span></text:p>
            <text:p text:style-name="P12"><text:span text:style-name="T24"><text:s text:c="2"/></text:span><text:span text:style-name="T24">is that you can't embarrass people in</text:span></text:p>
            <text:p text:style-name="P12"><text:span text:style-name="T24"><text:s text:c="2"/></text:span><text:span text:style-name="T24">public.”</text:span></text:p>
            <text:p text:style-name="P12"><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pan><text:span text:style-name="T25">Linus Torvalds</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57" presentation:class="page"/>
          <draw:frame presentation:style-name="pr2" draw:text-style-name="P15" draw:layer="layout" svg:width="16.79cm" svg:height="13.38cm" svg:x="2.098cm" svg:y="14.007cm" presentation:class="notes" presentation:user-transformed="true">
            <draw:text-box>
              <text:p><text:span text:style-name="T15">Linus said this after I wrote a small rant about some truly horrible Linux kernel driver code that I found online.</text:span></text:p>
              <text:p><text:span text:style-name="T15"/></text:p>
              <text:p><text:span text:style-name="T15">It had all sorts of "this code is never to be included in the Linux kernel" warnings all over it, despite it being a Linux kernel driver. And in reading the code, it was obvious why the author never wanted it in the kernel, it was one of the worse things I had ever seen, and that says a lot. <text:s/>After I complained about it, I felt bad, as someone had obviously spent a lot of time on it, but Linus replied with the above quote.</text:span></text:p>
              <text:p><text:span text:style-name="T15"/></text:p>
              <text:p><text:span text:style-name="T15">And as always, it turns out that Linus is right.</text:span></text:p>
              <text:p><text:span text:style-name="T15"/></text:p>
              <text:p><text:span text:style-name="T15"/></text:p>
            </draw:text-box>
          </draw:frame>
        </presentation:notes>
      </draw:page>
      <draw:page draw:name="page58" draw:style-name="dp3" draw:master-page-name="Default">
        <draw:frame draw:style-name="gr6" draw:text-style-name="P35" draw:layer="layout" svg:width="27.9cm" svg:height="13.069cm" svg:x="0.653cm" svg:y="0.87cm">
          <draw:text-box>
            <text:p text:style-name="P12"><text:span text:style-name="T24">“</text:span><text:span text:style-name="T24">Publicly making fun of people is half</text:span></text:p>
            <text:p text:style-name="P12"><text:span text:style-name="T24"><text:s text:c="2"/></text:span><text:span text:style-name="T24">the fun of open source programming.</text:span></text:p>
            <text:p text:style-name="P12"><text:span text:style-name="T24"/></text:p>
            <text:p text:style-name="P12"><text:span text:style-name="T24"><text:s text:c="2"/></text:span><text:span text:style-name="T24">In fact the main reason to eschew</text:span></text:p>
            <text:p text:style-name="P12"><text:span text:style-name="T24"><text:s text:c="2"/></text:span><text:span text:style-name="T24">programming in closed environments</text:span></text:p>
            <text:p text:style-name="P12"><text:span text:style-name="T24"><text:s text:c="2"/></text:span><text:span text:style-name="T24">is that you can't embarrass people in</text:span></text:p>
            <text:p text:style-name="P12"><text:span text:style-name="T24"><text:s text:c="2"/></text:span><text:span text:style-name="T24">public.”</text:span></text:p>
            <text:p text:style-name="P12"><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pan><text:span text:style-name="T25">Linus Torvalds</text:span></text:p>
          </draw:text-box>
        </draw:frame>
        <draw:frame draw:style-name="gr7" draw:text-style-name="P20" draw:layer="layout" svg:width="6.818cm" svg:height="0.988cm" svg:x="21.985cm" svg:y="19.622cm">
          <draw:text-box>
            <text:p text:style-name="P10"><text:span text:style-name="T12">2.6.20 to 2.6.24-rc8</text:span></text:p>
          </draw:text-box>
        </draw:frame>
        <presentation:notes draw:style-name="dp2">
          <draw:page-thumbnail draw:style-name="gr5" draw:layer="layout" svg:width="14.848cm" svg:height="11.135cm" svg:x="3.07cm" svg:y="2.257cm" draw:page-number="58" presentation:class="page"/>
          <draw:frame presentation:style-name="pr2" draw:text-style-name="P15" draw:layer="layout" svg:width="16.79cm" svg:height="14.167cm" svg:x="2.098cm" svg:y="14.007cm" presentation:class="notes" presentation:user-transformed="true">
            <draw:text-box>
              <text:p><text:span text:style-name="T15">If that author had ever thought that the code would have been posted publicly, they wouldn't have written such crap. <text:s/>That's what maintainers and public code review is really for in the end, keeping the crap out of the Linux kernel, which benefits everyone involved.</text:span></text:p>
              <text:p><text:span text:style-name="T15"/></text:p>
              <text:p><text:span text:style-name="T15">So while it seems that we kernel developers can be a real harsh bunch of people, it is because of that harshness that Linux is as good as it is.</text:span></text:p>
              <text:p><text:span text:style-name="T15"/></text:p>
              <text:p><text:span text:style-name="T15">You want us to be tough, because it makes you better programmers in the end, knowing you will have to defend your code.</text:span></text:p>
              <text:p><text:span text:style-name="T15"/></text:p>
              <text:p><text:span text:style-name="T15">And that is why I love doing this work, it makes everyone involved produce the best possible code, which in the end, is what matters the mos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Linux_X86_64 LibreOffice_project/360m1$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3-03-05T06:22:08</dc:date>
    <meta:keyword>Linux</meta:keyword>
    <meta:keyword>Kernel</meta:keyword>
    <meta:keyword>Developers</meta:keyword>
    <meta:keyword>rate of change</meta:keyword>
    <meta:editing-cycles>442</meta:editing-cycles>
    <meta:editing-duration>P5DT22H33M46S</meta:editing-duration>
    <dc:creator>Greg KH</dc:creator>
    <meta:document-statistic meta:object-count="266"/>
    <meta:user-defined meta:name="Info 1"/>
    <meta:user-defined meta:name="Info 2"/>
    <meta:user-defined meta:name="Info 3"/>
    <meta:user-defined meta:name="Info 4"/>
  </office:meta>
</office:document-meta>
</file>